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/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/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7-10-17" calcext:value-type="date">
            <text:p>17.10.2017</text:p>
          </table:table-cell>
          <table:table-cell table:number-columns-repeated="15"/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.00.0000</text:date>, <text:time style:data-style-name="N2" text:time-value="09:21:10.4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4</meta:editing-cycles>
    <meta:editing-duration>PT4H4M26S</meta:editing-duration>
    <dc:title>Saison Ekkart</dc:title>
    <dc:date>2017-10-17T09:23:36.787000000</dc:date>
    <meta:generator>LibreOffice/5.3.3.2$Windows_x86 LibreOffice_project/3d9a8b4b4e538a85e0782bd6c2d430bafe583448</meta:generator>
    <meta:document-statistic meta:table-count="3" meta:cell-count="15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71cm" svg:width="17.987cm" svg:height="5.52cm">
          <chartooo:coordinate-region svg:x="2.401cm" svg:y="1.363cm" svg:width="15.744cm" svg:height="4.696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71cm" svg:width="14.865cm" svg:height="5.52cm">
          <chartooo:coordinate-region svg:x="2.336cm" svg:y="1.363cm" svg:width="12.838cm" svg:height="4.696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71cm" svg:width="14.865cm" svg:height="5.52cm">
          <chartooo:coordinate-region svg:x="2.336cm" svg:y="1.363cm" svg:width="12.462cm" svg:height="4.696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